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2pt" fo:font-weight="bold" officeooo:rsid="000d7328" officeooo:paragraph-rsid="00114fe4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2pt" fo:font-weight="bold" officeooo:rsid="005b3e24" officeooo:paragraph-rsid="005b3e24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center" style:justify-single-word="false" fo:padding="0.049cm" fo:border="0.06pt solid #000000" style:shadow="#808080 0.18cm 0.18cm" style:writing-mode="page"/>
      <style:text-properties fo:font-size="12pt" fo:font-weight="bold" officeooo:rsid="000d716c" officeooo:paragraph-rsid="00114fe4" style:font-size-asian="12pt" style:font-weight-asian="bold" style:font-size-complex="12pt" style:font-weight-complex="bold"/>
    </style:style>
    <style:style style:name="P4" style:family="paragraph" style:parent-style-name="Standard">
      <style:paragraph-properties fo:line-height="200%" fo:text-align="start" style:justify-single-word="false" style:writing-mode="page"/>
      <style:text-properties fo:font-size="14pt" fo:font-weight="normal" officeooo:rsid="00b0fffe" officeooo:paragraph-rsid="00130697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line-height="200%" fo:text-align="start" style:justify-single-word="false" style:writing-mode="page"/>
      <style:text-properties fo:font-size="14pt" fo:font-weight="normal" officeooo:rsid="00b0fffe" officeooo:paragraph-rsid="00191d4b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line-height="200%" fo:text-align="start" style:justify-single-word="false" style:writing-mode="page"/>
      <style:text-properties fo:font-size="14pt" fo:font-weight="normal" officeooo:rsid="00b0fffe" officeooo:paragraph-rsid="00638640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text-align="justify" style:justify-single-word="false" fo:padding-left="0cm" fo:padding-right="0cm" fo:padding-top="0cm" fo:padding-bottom="0.074cm" fo:border-left="none" fo:border-right="none" fo:border-top="none" fo:border-bottom="0.06pt solid #000000" style:join-border="false"/>
      <style:text-properties fo:font-size="12pt" fo:font-weight="bold" officeooo:rsid="000d7328" officeooo:paragraph-rsid="00114fe4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size="12pt" fo:font-weight="bold" officeooo:rsid="005b3e24" officeooo:paragraph-rsid="008d3b49" style:font-size-asian="12pt" style:font-weight-asian="bold" style:font-size-complex="12pt" style:font-weight-complex="bold"/>
    </style:style>
    <style:style style:name="P9" style:family="paragraph" style:parent-style-name="Standard">
      <style:paragraph-properties fo:line-height="150%" fo:text-align="start" style:justify-single-word="false" style:shadow="none" style:writing-mode="page"/>
      <style:text-properties fo:font-size="10pt" fo:font-weight="normal" officeooo:rsid="00b0fffe" officeooo:paragraph-rsid="008d3b49" style:font-size-asian="10pt" style:font-weight-asian="normal" style:font-size-complex="10pt" style:font-weight-complex="normal"/>
    </style:style>
    <style:style style:name="P10" style:family="paragraph" style:parent-style-name="Standard">
      <style:paragraph-properties fo:line-height="150%" fo:text-align="center" style:justify-single-word="false" style:shadow="none" style:writing-mode="page"/>
      <style:text-properties fo:font-size="10pt" fo:font-weight="bold" officeooo:rsid="00397d1a" officeooo:paragraph-rsid="008d3b49" style:font-size-asian="10pt" style:font-weight-asian="bold" style:font-size-complex="10pt" style:font-weight-complex="bold"/>
    </style:style>
    <style:style style:name="P11" style:family="paragraph" style:parent-style-name="Standard">
      <style:paragraph-properties fo:line-height="150%" fo:text-align="start" style:justify-single-word="false" style:shadow="none" style:writing-mode="page"/>
      <style:text-properties fo:font-size="12pt" fo:font-weight="normal" officeooo:rsid="00b0fffe" officeooo:paragraph-rsid="008d3b49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line-height="150%" fo:text-align="start" style:justify-single-word="false" style:shadow="none" style:writing-mode="page"/>
      <style:text-properties fo:font-size="12pt" style:text-underline-style="none" fo:font-weight="normal" officeooo:rsid="0041886b" officeooo:paragraph-rsid="008d3b49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line-height="150%" fo:text-align="start" style:justify-single-word="false" style:shadow="none"/>
      <style:text-properties fo:font-size="12pt" fo:font-weight="bold" officeooo:rsid="000d7328" officeooo:paragraph-rsid="008d3b49" style:font-size-asian="12pt" style:font-weight-asian="bold" style:font-size-complex="12pt" style:font-weight-complex="bold"/>
    </style:style>
    <style:style style:name="P14" style:family="paragraph" style:parent-style-name="Standard">
      <style:paragraph-properties fo:text-align="justify" style:justify-single-word="false" fo:padding-left="0cm" fo:padding-right="0cm" fo:padding-top="0cm" fo:padding-bottom="0.074cm" fo:border-left="none" fo:border-right="none" fo:border-top="none" fo:border-bottom="0.06pt solid #000000" style:join-border="false"/>
      <style:text-properties fo:font-size="12pt" fo:font-weight="bold" officeooo:rsid="000d7328" officeooo:paragraph-rsid="008d3b49" style:font-size-asian="12pt" style:font-weight-asian="bold" style:font-size-complex="12pt" style:font-weight-complex="bold"/>
    </style:style>
    <style:style style:name="T1" style:family="text">
      <style:text-properties officeooo:rsid="00b98715"/>
    </style:style>
    <style:style style:name="T2" style:family="text">
      <style:text-properties style:text-underline-style="solid" style:text-underline-width="auto" style:text-underline-color="font-color" officeooo:rsid="00b98715"/>
    </style:style>
    <style:style style:name="T3" style:family="text">
      <style:text-properties style:text-underline-style="solid" style:text-underline-width="auto" style:text-underline-color="font-color" officeooo:rsid="00191d4b"/>
    </style:style>
    <style:style style:name="T4" style:family="text">
      <style:text-properties style:text-underline-style="solid" style:text-underline-width="auto" style:text-underline-color="font-color" officeooo:rsid="0078bb70"/>
    </style:style>
    <style:style style:name="T5" style:family="text">
      <style:text-properties style:text-underline-style="solid" style:text-underline-width="auto" style:text-underline-color="font-color" officeooo:rsid="00407587"/>
    </style:style>
    <style:style style:name="T6" style:family="text">
      <style:text-properties style:text-underline-style="solid" style:text-underline-width="auto" style:text-underline-color="font-color" officeooo:rsid="00411c45"/>
    </style:style>
    <style:style style:name="T7" style:family="text">
      <style:text-properties officeooo:rsid="001156be"/>
    </style:style>
    <style:style style:name="T8" style:family="text">
      <style:text-properties fo:font-weight="bold" officeooo:rsid="00b205e9" style:font-weight-asian="bold" style:font-weight-complex="bold"/>
    </style:style>
    <style:style style:name="T9" style:family="text">
      <style:text-properties fo:font-weight="bold" officeooo:rsid="00b77f0d" style:font-weight-asian="bold" style:font-weight-complex="bold"/>
    </style:style>
    <style:style style:name="T10" style:family="text">
      <style:text-properties fo:font-weight="bold" officeooo:rsid="007723da" style:font-weight-asian="bold" style:font-weight-complex="bold"/>
    </style:style>
    <style:style style:name="T11" style:family="text">
      <style:text-properties fo:font-weight="bold" officeooo:rsid="001e17e6" style:font-weight-asian="bold" style:font-weight-complex="bold"/>
    </style:style>
    <style:style style:name="T12" style:family="text">
      <style:text-properties fo:font-weight="bold" officeooo:rsid="003336b2" style:font-weight-asian="bold" style:font-weight-complex="bold"/>
    </style:style>
    <style:style style:name="T13" style:family="text">
      <style:text-properties fo:font-weight="bold" officeooo:rsid="0020097a" style:font-weight-asian="bold" style:font-weight-complex="bold"/>
    </style:style>
    <style:style style:name="T14" style:family="text">
      <style:text-properties fo:font-weight="bold" officeooo:rsid="00746057" style:font-weight-asian="bold" style:font-weight-complex="bold"/>
    </style:style>
    <style:style style:name="T15" style:family="text">
      <style:text-properties fo:font-weight="bold" officeooo:rsid="0078542b" style:font-weight-asian="bold" style:font-weight-complex="bold"/>
    </style:style>
    <style:style style:name="T16" style:family="text">
      <style:text-properties fo:font-weight="bold" officeooo:rsid="007939e5" style:font-weight-asian="bold" style:font-weight-complex="bold"/>
    </style:style>
    <style:style style:name="T17" style:family="text">
      <style:text-properties fo:font-weight="bold" officeooo:rsid="0035edc4" style:font-weight-asian="bold" style:font-weight-complex="bold"/>
    </style:style>
    <style:style style:name="T18" style:family="text">
      <style:text-properties fo:font-weight="bold" officeooo:rsid="00257292" style:font-weight-asian="bold" style:font-weight-complex="bold"/>
    </style:style>
    <style:style style:name="T19" style:family="text">
      <style:text-properties officeooo:rsid="00b205e9"/>
    </style:style>
    <style:style style:name="T20" style:family="text">
      <style:text-properties officeooo:rsid="00b4c57c"/>
    </style:style>
    <style:style style:name="T21" style:family="text">
      <style:text-properties officeooo:rsid="00b3d835"/>
    </style:style>
    <style:style style:name="T22" style:family="text">
      <style:text-properties officeooo:rsid="00b663f2"/>
    </style:style>
    <style:style style:name="T23" style:family="text">
      <style:text-properties officeooo:rsid="00befdb6"/>
    </style:style>
    <style:style style:name="T24" style:family="text">
      <style:text-properties officeooo:rsid="00b6dea3"/>
    </style:style>
    <style:style style:name="T25" style:family="text">
      <style:text-properties officeooo:rsid="00b77f0d"/>
    </style:style>
    <style:style style:name="T26" style:family="text">
      <style:text-properties officeooo:rsid="00130697"/>
    </style:style>
    <style:style style:name="T27" style:family="text">
      <style:text-properties style:text-underline-style="none" officeooo:rsid="00b98715"/>
    </style:style>
    <style:style style:name="T28" style:family="text">
      <style:text-properties style:text-underline-style="none" officeooo:rsid="00191d4b"/>
    </style:style>
    <style:style style:name="T29" style:family="text">
      <style:text-properties style:text-underline-style="none" officeooo:rsid="000c108a"/>
    </style:style>
    <style:style style:name="T30" style:family="text">
      <style:text-properties style:text-underline-style="none" officeooo:rsid="00411c45"/>
    </style:style>
    <style:style style:name="T31" style:family="text">
      <style:text-properties style:text-underline-style="none" officeooo:rsid="0041886b"/>
    </style:style>
    <style:style style:name="T32" style:family="text">
      <style:text-properties officeooo:rsid="00171a9c"/>
    </style:style>
    <style:style style:name="T33" style:family="text">
      <style:text-properties officeooo:rsid="00191d4b"/>
    </style:style>
    <style:style style:name="T34" style:family="text">
      <style:text-properties officeooo:rsid="001cfd86"/>
    </style:style>
    <style:style style:name="T35" style:family="text">
      <style:text-properties fo:font-style="normal" officeooo:rsid="001cfd86" style:font-style-asian="normal" style:font-style-complex="normal"/>
    </style:style>
    <style:style style:name="T36" style:family="text">
      <style:text-properties fo:font-style="normal" officeooo:rsid="0044ed27" style:font-style-asian="normal" style:font-style-complex="normal"/>
    </style:style>
    <style:style style:name="T37" style:family="text">
      <style:text-properties fo:font-style="normal" officeooo:rsid="0068b657" style:font-style-asian="normal" style:font-style-complex="normal"/>
    </style:style>
    <style:style style:name="T38" style:family="text">
      <style:text-properties fo:font-style="normal" officeooo:rsid="0048cc42" style:font-style-asian="normal" style:font-style-complex="normal"/>
    </style:style>
    <style:style style:name="T39" style:family="text">
      <style:text-properties fo:font-style="normal" officeooo:rsid="005df49e" style:font-style-asian="normal" style:font-style-complex="normal"/>
    </style:style>
    <style:style style:name="T40" style:family="text">
      <style:text-properties fo:font-style="normal" officeooo:rsid="006f7302" style:font-style-asian="normal" style:font-style-complex="normal"/>
    </style:style>
    <style:style style:name="T41" style:family="text">
      <style:text-properties fo:font-style="normal" officeooo:rsid="0057cc59" style:font-style-asian="normal" style:font-style-complex="normal"/>
    </style:style>
    <style:style style:name="T42" style:family="text">
      <style:text-properties fo:font-style="normal" officeooo:rsid="008e6dc3" style:font-style-asian="normal" style:font-style-complex="normal"/>
    </style:style>
    <style:style style:name="T43" style:family="text">
      <style:text-properties officeooo:rsid="001e79c7"/>
    </style:style>
    <style:style style:name="T44" style:family="text">
      <style:text-properties officeooo:rsid="002187c7"/>
    </style:style>
    <style:style style:name="T45" style:family="text">
      <style:text-properties officeooo:rsid="00225ccc"/>
    </style:style>
    <style:style style:name="T46" style:family="text">
      <style:text-properties style:text-position="super 58%" officeooo:rsid="001156be"/>
    </style:style>
    <style:style style:name="T47" style:family="text">
      <style:text-properties officeooo:rsid="005b3e24"/>
    </style:style>
    <style:style style:name="T48" style:family="text">
      <style:text-properties fo:font-variant="small-caps"/>
    </style:style>
    <style:style style:name="T49" style:family="text">
      <style:text-properties fo:font-variant="small-caps" officeooo:rsid="00672a40"/>
    </style:style>
    <style:style style:name="T50" style:family="text">
      <style:text-properties fo:font-variant="small-caps" officeooo:rsid="0068b657"/>
    </style:style>
    <style:style style:name="T51" style:family="text">
      <style:text-properties fo:font-variant="small-caps" officeooo:rsid="00721997"/>
    </style:style>
    <style:style style:name="T52" style:family="text">
      <style:text-properties fo:font-variant="small-caps" officeooo:rsid="0070773f"/>
    </style:style>
    <style:style style:name="T53" style:family="text">
      <style:text-properties officeooo:rsid="005bb881"/>
    </style:style>
    <style:style style:name="T54" style:family="text">
      <style:text-properties officeooo:rsid="006d0819"/>
    </style:style>
    <style:style style:name="T55" style:family="text">
      <style:text-properties officeooo:rsid="0074d20c"/>
    </style:style>
    <style:style style:name="T56" style:family="text">
      <style:text-properties officeooo:rsid="007723da"/>
    </style:style>
    <style:style style:name="T57" style:family="text">
      <style:text-properties officeooo:rsid="007a29e1"/>
    </style:style>
    <style:style style:name="T58" style:family="text">
      <style:text-properties officeooo:rsid="007b8da5"/>
    </style:style>
    <style:style style:name="T59" style:family="text">
      <style:text-properties officeooo:rsid="007ea3fb"/>
    </style:style>
    <style:style style:name="T60" style:family="text">
      <style:text-properties officeooo:rsid="0086e294"/>
    </style:style>
    <style:style style:name="T61" style:family="text">
      <style:text-properties officeooo:rsid="008a445e"/>
    </style:style>
    <style:style style:name="T62" style:family="text">
      <style:text-properties officeooo:rsid="005c4410"/>
    </style:style>
    <style:style style:name="T63" style:family="text">
      <style:text-properties officeooo:rsid="0044ddc7"/>
    </style:style>
    <style:style style:name="T64" style:family="text">
      <style:text-properties officeooo:rsid="006d9500"/>
    </style:style>
    <style:style style:name="T65" style:family="text">
      <style:text-properties officeooo:rsid="00438a99"/>
    </style:style>
    <style:style style:name="T66" style:family="text">
      <style:text-properties officeooo:rsid="005ce824"/>
    </style:style>
    <style:style style:name="T67" style:family="text">
      <style:text-properties officeooo:rsid="0078bb70"/>
    </style:style>
    <style:style style:name="T68" style:family="text">
      <style:text-properties officeooo:rsid="00629745"/>
    </style:style>
    <style:style style:name="T69" style:family="text">
      <style:text-properties officeooo:rsid="000403ec"/>
    </style:style>
    <style:style style:name="T70" style:family="text">
      <style:text-properties officeooo:rsid="003c2159"/>
    </style:style>
    <style:style style:name="T71" style:family="text">
      <style:text-properties officeooo:rsid="0068b657"/>
    </style:style>
    <style:style style:name="T72" style:family="text">
      <style:text-properties officeooo:rsid="0070773f"/>
    </style:style>
    <style:style style:name="T73" style:family="text">
      <style:text-properties officeooo:rsid="00395ea8"/>
    </style:style>
    <style:style style:name="T74" style:family="text">
      <style:text-properties officeooo:rsid="00084521"/>
    </style:style>
    <style:style style:name="T75" style:family="text">
      <style:text-properties officeooo:rsid="0014854a"/>
    </style:style>
    <style:style style:name="T76" style:family="text">
      <style:text-properties officeooo:rsid="0009c448"/>
    </style:style>
    <style:style style:name="T77" style:family="text">
      <style:text-properties officeooo:rsid="003fd630"/>
    </style:style>
    <style:style style:name="T78" style:family="text">
      <style:text-properties officeooo:rsid="0054c328"/>
    </style:style>
    <style:style style:name="T79" style:family="text">
      <style:text-properties officeooo:rsid="0044e5da"/>
    </style:style>
    <style:style style:name="T80" style:family="text">
      <style:text-properties officeooo:rsid="0046c05d"/>
    </style:style>
    <style:style style:name="T81" style:family="text">
      <style:text-properties officeooo:rsid="0045646b"/>
    </style:style>
    <style:style style:name="T82" style:family="text">
      <style:text-properties officeooo:rsid="003f3503"/>
    </style:style>
    <style:style style:name="T83" style:family="text">
      <style:text-properties officeooo:rsid="001d0a13"/>
    </style:style>
    <style:style style:name="T84" style:family="text">
      <style:text-properties officeooo:rsid="003336b2"/>
    </style:style>
    <style:style style:name="T85" style:family="text">
      <style:text-properties officeooo:rsid="0046dc31"/>
    </style:style>
    <style:style style:name="T86" style:family="text">
      <style:text-properties fo:font-style="italic" officeooo:rsid="0044ed27" style:font-style-asian="italic" style:font-style-complex="italic"/>
    </style:style>
    <style:style style:name="T87" style:family="text">
      <style:text-properties fo:font-style="italic" officeooo:rsid="000e7c03" style:font-style-asian="italic" style:font-style-complex="italic"/>
    </style:style>
    <style:style style:name="T88" style:family="text">
      <style:text-properties fo:font-style="italic" officeooo:rsid="008e6dc3" style:font-style-asian="italic" style:font-style-complex="italic"/>
    </style:style>
    <style:style style:name="T89" style:family="text">
      <style:text-properties officeooo:rsid="00407587"/>
    </style:style>
    <style:style style:name="T90" style:family="text">
      <style:text-properties officeooo:rsid="00223d94"/>
    </style:style>
    <style:style style:name="T91" style:family="text">
      <style:text-properties officeooo:rsid="0070130a"/>
    </style:style>
    <style:style style:name="T92" style:family="text">
      <style:text-properties officeooo:rsid="000df47a"/>
    </style:style>
    <style:style style:name="T93" style:family="text">
      <style:text-properties officeooo:rsid="0029201c"/>
    </style:style>
    <style:style style:name="T94" style:family="text">
      <style:text-properties officeooo:rsid="0052ca4a"/>
    </style:style>
    <style:style style:name="T95" style:family="text">
      <style:text-properties officeooo:rsid="002c1fd2"/>
    </style:style>
    <style:style style:name="T96" style:family="text">
      <style:text-properties officeooo:rsid="0057cc59"/>
    </style:style>
    <style:style style:name="T97" style:family="text">
      <style:text-properties officeooo:rsid="0020097a"/>
    </style:style>
    <style:style style:name="T98" style:family="text">
      <style:text-properties officeooo:rsid="0048d149"/>
    </style:style>
    <style:style style:name="T99" style:family="text">
      <style:text-properties officeooo:rsid="007939e5"/>
    </style:style>
    <style:style style:name="T100" style:family="text">
      <style:text-properties officeooo:rsid="004cfdc1"/>
    </style:style>
    <style:style style:name="T101" style:family="text">
      <style:text-properties officeooo:rsid="007ab5b7"/>
    </style:style>
    <style:style style:name="T102" style:family="text">
      <style:text-properties officeooo:rsid="0049aef9"/>
    </style:style>
    <style:style style:name="T103" style:family="text">
      <style:text-properties officeooo:rsid="00929fec"/>
    </style:style>
    <style:style style:name="T104" style:family="text">
      <style:text-properties officeooo:rsid="009511ee"/>
    </style:style>
    <style:style style:name="T105" style:family="text">
      <style:text-properties officeooo:rsid="0095dc50"/>
    </style:style>
    <style:style style:name="T106" style:family="text">
      <style:text-properties officeooo:rsid="009c6b92"/>
    </style:style>
    <style:style style:name="T107" style:family="text">
      <style:text-properties officeooo:rsid="009db175"/>
    </style:style>
    <style:style style:name="T108" style:family="text">
      <style:text-properties officeooo:rsid="009f9da4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ontrôle de conjugaison <text:span text:style-name="T54">du </text:span>20<text:span text:style-name="T47">20</text:span>.<text:span text:style-name="T61">11</text:span>.<text:span text:style-name="T61">04</text:span> <text:span text:style-name="T7">(quatre verbes, C04) / 6</text:span><text:span text:style-name="T46">e</text:span><text:span text:style-name="T7"> </text:span></text:p>
      <text:p text:style-name="P8">Choisissez le sujet qui vous convient le mieux : A (<text:span text:style-name="T71">le plus </text:span>facile), B (<text:span text:style-name="T71">difficulté normale</text:span>) <text:span text:style-name="T71">ou C (le plus difficile)</text:span>. Traite<text:span text:style-name="T53">z</text:span> <text:span text:style-name="T48">l’un des </text:span><text:span text:style-name="T50">trois </text:span>sujets.</text:p>
      <text:p text:style-name="P8"><text:tab/>Question 19 : <text:tab/>attention, donnez <text:span text:style-name="T48">la forme anglaise </text:span><text:span text:style-name="T72">attendue</text:span>.</text:p>
      <text:p text:style-name="P8"><text:tab/>Question 20 : <text:tab/>analysez la forme verbale soulignée en donnant <text:span text:style-name="T48">les </text:span><text:span text:style-name="T49">4</text:span><text:span text:style-name="T48"> renseignements attendus</text:span>, à savoir : verbe à l’infinitif, mode, temps, personne</text:p>
      <text:p text:style-name="P14"/>
      <text:p text:style-name="P13"/>
      <text:p text:style-name="P13"><text:tab/><text:tab/>- <text:span text:style-name="T26">A -<text:tab/><text:tab/><text:tab/><text:tab/><text:tab/><text:tab/><text:tab/><text:tab/>- B -</text:span></text:p>
      <text:p text:style-name="P11">01] être. ind.<text:span text:style-name="T34">présent</text:span>.<text:span text:style-name="T65">2P</text:span><text:tab/><text:tab/><text:tab/><text:tab/><text:tab/>01] être. ind.imparfait.3<text:span text:style-name="T73">S</text:span></text:p>
      <text:p text:style-name="P11">02] <text:span text:style-name="T74">avoir</text:span>. ind.<text:span text:style-name="T34">passé simple</text:span>.<text:span text:style-name="T104">3S</text:span><text:tab/><text:tab/><text:tab/><text:tab/><text:span text:style-name="T75">0</text:span>2] <text:span text:style-name="T76">avoir</text:span>. ind.futur.3<text:span text:style-name="T73">P</text:span></text:p>
      <text:p text:style-name="P11">03] <text:span text:style-name="T74">parler</text:span>. A.in<text:span text:style-name="T34">d.présent</text:span>.<text:span text:style-name="T34">3P<text:tab/></text:span><text:tab/><text:tab/><text:tab/><text:tab/>03] <text:span text:style-name="T76">parler</text:span>. A.ind.passé composé.1<text:span text:style-name="T73">P</text:span></text:p>
      <text:p text:style-name="P11">04] <text:span text:style-name="T70">saisir</text:span>. A.<text:span text:style-name="T35">ind</text:span><text:span text:style-name="T19">.présent.3S<text:tab/><text:tab/><text:tab/><text:tab/><text:tab/></text:span>04] <text:span text:style-name="T77">saisir</text:span>. A.<text:span text:style-name="T8">cond</text:span><text:span text:style-name="T9">itionnel</text:span><text:span text:style-name="T19">.présent.1S</text:span></text:p>
      <text:p text:style-name="P11">0<text:span text:style-name="T19">5</text:span>] <text:span text:style-name="T70">être</text:span>. <text:span text:style-name="T19">ind.présent.1S<text:tab/><text:tab/><text:tab/><text:tab/><text:tab/></text:span>0<text:span text:style-name="T19">5</text:span>] <text:span text:style-name="T77">être</text:span>. <text:span text:style-name="T19">ind.présent.2P</text:span></text:p>
      <text:p text:style-name="P11">0<text:span text:style-name="T20">6</text:span>] <text:span text:style-name="T70">avoir</text:span>. <text:span text:style-name="T78">ind.passé composé</text:span>.<text:span text:style-name="T79">3P<text:tab/></text:span><text:tab/><text:tab/><text:tab/>0<text:span text:style-name="T20">6</text:span>] <text:span text:style-name="T77">avoir</text:span>. ind.<text:span text:style-name="T21">plus-que-parfait</text:span>.3<text:span text:style-name="T73">S</text:span></text:p>
      <text:p text:style-name="P11">0<text:span text:style-name="T20">7</text:span>] <text:span text:style-name="T70">parler</text:span>. A.ind.<text:span text:style-name="T43">imparfait</text:span>.<text:span text:style-name="T80">2S<text:tab/></text:span><text:tab/><text:tab/><text:tab/><text:tab/>0<text:span text:style-name="T20">7</text:span>] <text:span text:style-name="T77">parler</text:span>. A.ind.<text:span text:style-name="T106">futur</text:span>.3<text:span text:style-name="T73">P</text:span></text:p>
      <text:p text:style-name="P11">0<text:span text:style-name="T20">8</text:span>] <text:span text:style-name="T70">saisir</text:span>. A.ind.<text:span text:style-name="T43">imparfait</text:span>.<text:span text:style-name="T81">3S<text:tab/><text:tab/><text:tab/><text:tab/><text:tab/></text:span>0<text:span text:style-name="T20">8</text:span>] <text:span text:style-name="T77">saisir</text:span>. A.ind.passé <text:span text:style-name="T22">simple</text:span>.<text:span text:style-name="T26">3S</text:span></text:p>
      <text:p text:style-name="P11">0<text:span text:style-name="T20">9</text:span>] <text:span text:style-name="T82">être</text:span>. <text:span text:style-name="T24">ind.imparfait.2P<text:tab/><text:tab/><text:tab/><text:tab/><text:tab/></text:span>0<text:span text:style-name="T20">9</text:span>] <text:span text:style-name="T77">être</text:span>. <text:span text:style-name="T24">ind.présent.1S</text:span></text:p>
      <text:p text:style-name="P11"><text:span text:style-name="T20">10</text:span>] <text:span text:style-name="T82">avoir</text:span>. <text:span text:style-name="T43">ind.imparfait.3P<text:tab/><text:tab/><text:tab/><text:tab/><text:tab/>10</text:span>] <text:span text:style-name="T77">avoir</text:span>. <text:span text:style-name="T9">impératif</text:span><text:span text:style-name="T25">.présent.2P</text:span></text:p>
      <text:p text:style-name="P11"><text:span text:style-name="T1">1</text:span>1] <text:span text:style-name="T82">parler</text:span>. A.<text:span text:style-name="T78">ind</text:span>.<text:span text:style-name="T108">passé composé</text:span>.<text:span text:style-name="T65">1S<text:tab/><text:tab/><text:tab/><text:tab/>1</text:span>1] <text:span text:style-name="T77">parler</text:span>. A.ind.imparfait.3<text:span text:style-name="T73">P</text:span></text:p>
      <text:p text:style-name="P11"><text:span text:style-name="T1">1</text:span>2] <text:span text:style-name="T82">saisir</text:span>. A.ind.<text:span text:style-name="T43">imparfait</text:span>.<text:span text:style-name="T65">1P<text:tab/><text:tab/><text:tab/><text:tab/><text:tab/>1</text:span>2] <text:span text:style-name="T77">saisir</text:span>. A.ind.futur.<text:span text:style-name="T32">1P</text:span></text:p>
      <text:p text:style-name="P11"><text:span text:style-name="T1">1</text:span>3] <text:span text:style-name="T82">être</text:span>. ind.<text:span text:style-name="T44">futur</text:span>.<text:span text:style-name="T80">3S<text:tab/></text:span><text:tab/><text:tab/><text:tab/><text:tab/><text:tab/><text:span text:style-name="T1">1</text:span>3] <text:span text:style-name="T26">être</text:span>. ind.p<text:span text:style-name="T23">lus-que-parfait</text:span>.1<text:span text:style-name="T73">P</text:span></text:p>
      <text:p text:style-name="P11"><text:span text:style-name="T1">1</text:span>4] <text:span text:style-name="T82">avoir</text:span>. <text:span text:style-name="T44">ind.futur.1P<text:tab/><text:tab/><text:tab/><text:tab/><text:tab/><text:tab/>1</text:span>4] <text:span text:style-name="T77">avoir</text:span>. <text:span text:style-name="T8">cond</text:span><text:span text:style-name="T9">itionnel</text:span><text:span text:style-name="T19">.présent.1P</text:span></text:p>
      <text:p text:style-name="P11"><text:span text:style-name="T1">15</text:span>] <text:span text:style-name="T82">parler</text:span>. A.<text:span text:style-name="T19">ind.futur.2P<text:tab/><text:tab/><text:tab/><text:tab/><text:tab/>15</text:span>] <text:span text:style-name="T77">parler</text:span>. A.<text:span text:style-name="T19">ind.passé composé.1S</text:span></text:p>
      <text:p text:style-name="P11"><text:span text:style-name="T1">16</text:span>] <text:span text:style-name="T82">saisir</text:span>. A.ind.<text:span text:style-name="T45">futur</text:span>.<text:span text:style-name="T45">3P<text:tab/><text:tab/><text:tab/><text:tab/><text:tab/>16</text:span>] <text:span text:style-name="T77">saisir</text:span>. A.ind.<text:span text:style-name="T107">présent</text:span>.3<text:span text:style-name="T73">P</text:span></text:p>
      <text:p text:style-name="P11"><text:span text:style-name="T1">17</text:span>] ê<text:span text:style-name="T33">tre</text:span>. ind.<text:span text:style-name="T45">futur</text:span>.<text:span text:style-name="T45">3P<text:tab/><text:tab/><text:tab/><text:tab/><text:tab/><text:tab/>17</text:span>] <text:span text:style-name="T77">être</text:span>. <text:span text:style-name="T11">participe</text:span><text:span text:style-name="T84">.présent</text:span></text:p>
      <text:p text:style-name="P11"><text:span text:style-name="T1">18</text:span>] <text:span text:style-name="T74">avoir</text:span>. ind.passé <text:span text:style-name="T45">composé</text:span>.<text:span text:style-name="T85">3S<text:tab/><text:tab/><text:tab/><text:tab/>18</text:span>] <text:span text:style-name="T77">avoir</text:span>. <text:span text:style-name="T12">participe</text:span><text:span text:style-name="T84">.passé</text:span></text:p>
      <text:p text:style-name="P11"><text:span text:style-name="T74">19</text:span>] <text:span text:style-name="T86">be</text:span><text:span text:style-name="T36">.ind.présent.</text:span><text:span text:style-name="T37">1S</text:span><text:span text:style-name="T38"><text:tab/></text:span><text:span text:style-name="T74"><text:tab/><text:tab/><text:tab/><text:tab/><text:tab/>19</text:span>] <text:span text:style-name="T86">be</text:span><text:span text:style-name="T36">.ind.présent.</text:span><text:span text:style-name="T38">1P</text:span></text:p>
      <text:p text:style-name="P11"><text:span text:style-name="T1">20</text:span>] <text:span text:style-name="T89">Ils </text:span><text:span text:style-name="T5">ont saisi</text:span><text:span text:style-name="T89"> le chien par le collier.</text:span><text:span text:style-name="T28"><text:tab/> </text:span><text:span text:style-name="T33"><text:tab/><text:tab/>20</text:span>] <text:span text:style-name="T73">Elle</text:span><text:span text:style-name="T29"> </text:span><text:span text:style-name="T6">saisirait</text:span><text:span text:style-name="T30"> </text:span><text:span text:style-name="T31">bien le chien par le collier, mais …</text:span></text:p>
      <text:p text:style-name="P12"/>
      <text:p text:style-name="P10">- C -</text:p>
      <text:p text:style-name="P9">01] être. ind.<text:span text:style-name="T90">passé simple</text:span>.<text:span text:style-name="T105">3S</text:span><text:tab/><text:tab/><text:tab/><text:tab/><text:tab/><text:span text:style-name="T66">11</text:span>] <text:span text:style-name="T63">parler</text:span>. A.ind.<text:span text:style-name="T91">plus-que-parfait</text:span>.3<text:span text:style-name="T73">S</text:span></text:p>
      <text:p text:style-name="P9">02] <text:span text:style-name="T92">avoir</text:span>. ind.<text:span text:style-name="T34">présent</text:span>.3<text:span text:style-name="T73">S</text:span><text:tab/><text:tab/><text:tab/><text:tab/><text:tab/><text:tab/><text:span text:style-name="T66">12</text:span>] <text:span text:style-name="T63">saisir</text:span>. A.ind.<text:span text:style-name="T93">futur.</text:span>3<text:span text:style-name="T73">P</text:span></text:p>
      <text:p text:style-name="P9">03] <text:span text:style-name="T92">parler</text:span>. A.in<text:span text:style-name="T34">d.présent</text:span>.<text:span text:style-name="T94">1P<text:tab/></text:span><text:tab/><text:tab/><text:tab/><text:tab/><text:span text:style-name="T66">1</text:span>3] <text:span text:style-name="T26">être</text:span>. ind.<text:span text:style-name="T95">passé antérieur</text:span>.<text:span text:style-name="T96">3S</text:span></text:p>
      <text:p text:style-name="P9">04] <text:span text:style-name="T63">saisir</text:span>. A.<text:span text:style-name="T35">ind</text:span><text:span text:style-name="T19">.imparfait.3S<text:tab/><text:tab/><text:tab/><text:tab/><text:tab/>1</text:span>4] <text:span text:style-name="T92">avoir</text:span>. <text:span text:style-name="T8">cond</text:span><text:span text:style-name="T9">itionnel</text:span><text:span text:style-name="T19">.présent.1S</text:span></text:p>
      <text:p text:style-name="P9">0<text:span text:style-name="T19">5</text:span>] ê<text:span text:style-name="T63">tre</text:span>. <text:span text:style-name="T13">participe</text:span><text:span text:style-name="T97">.présent<text:tab/><text:tab/><text:tab/><text:tab/><text:tab/><text:tab/>15</text:span>] <text:span text:style-name="T92">parler</text:span>. A<text:span text:style-name="T14">conditionnel</text:span><text:span text:style-name="T19">.présent.2P</text:span></text:p>
      <text:p text:style-name="P9">0<text:span text:style-name="T62">6</text:span>] <text:span text:style-name="T63">avoir</text:span>. <text:span text:style-name="T19">ind.passé composé.1S<text:tab/><text:tab/><text:tab/><text:tab/><text:tab/>16</text:span>] <text:span text:style-name="T98">saisir</text:span>. A.<text:span text:style-name="T15">impératif</text:span><text:span text:style-name="T19">.présent.2P</text:span></text:p>
      <text:p text:style-name="P9">0<text:span text:style-name="T62">7</text:span>] <text:span text:style-name="T63">parler</text:span>. A.ind.<text:span text:style-name="T64">imparfait</text:span>.<text:span text:style-name="T65">2P</text:span><text:tab/><text:tab/><text:tab/><text:tab/><text:tab/><text:span text:style-name="T66">17</text:span>] <text:span text:style-name="T98">être</text:span>. <text:span text:style-name="T16">impératif</text:span>.<text:span text:style-name="T99">présent</text:span>.<text:span text:style-name="T96">2S</text:span></text:p>
      <text:p text:style-name="P9">0<text:span text:style-name="T62">8</text:span>] <text:span text:style-name="T63">saisir</text:span>. A.ind.<text:span text:style-name="T64">passé simple</text:span>.<text:span text:style-name="T64">3P</text:span><text:tab/><text:tab/><text:tab/><text:tab/><text:tab/><text:span text:style-name="T66">18</text:span>] <text:span text:style-name="T100">avoir</text:span>. <text:span text:style-name="T17">participe</text:span>.<text:span text:style-name="T101">passé</text:span></text:p>
      <text:p text:style-name="P9">0<text:span text:style-name="T62">9</text:span>] ê<text:span text:style-name="T63">tre</text:span>. A.<text:span text:style-name="T18">participe</text:span>.<text:span text:style-name="T102">passé</text:span><text:tab/><text:tab/><text:tab/><text:tab/><text:tab/><text:span text:style-name="T66">19</text:span>] <text:span text:style-name="T88">do</text:span><text:span text:style-name="T39">. ind.</text:span><text:span text:style-name="T40">présent</text:span><text:span text:style-name="T39">.</text:span><text:span text:style-name="T42">3</text:span><text:span text:style-name="T41">S</text:span></text:p>
      <text:p text:style-name="P9"><text:span text:style-name="T62">10</text:span>] <text:span text:style-name="T63">avoir</text:span>. ind.<text:span text:style-name="T64">passé composé</text:span>.<text:span text:style-name="T65">1P</text:span><text:tab/><text:tab/><text:tab/><text:tab/><text:tab/><text:span text:style-name="T66">20</text:span>] <text:span text:style-name="T67">Il faut que je </text:span><text:span text:style-name="T4">mange</text:span><text:span text:style-name="T67"> ce repa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7T06:52:51.566930226</meta:creation-date>
    <dc:date>2020-11-04T08:16:02.693673206</dc:date>
    <meta:editing-duration>PT9H52M57S</meta:editing-duration>
    <meta:editing-cycles>65</meta:editing-cycles>
    <meta:generator>LibreOffice/6.0.7.3$Linux_X86_64 LibreOffice_project/00m0$Build-3</meta:generator>
    <meta:print-date>2018-09-27T07:45:21.091282585</meta:print-date>
    <meta:document-statistic meta:table-count="0" meta:image-count="0" meta:object-count="0" meta:page-count="1" meta:paragraph-count="36" meta:word-count="286" meta:character-count="2359" meta:non-whitespace-character-count="1974"/>
  </office:meta>
</office:document-meta>
</file>